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738">
            <text:p>73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>
            <draw:frame table:end-cell-address="Лист1.J88" table:end-x="0.894cm" table:end-y="0.134cm" draw:z-index="0" draw:style-name="gr1" draw:text-style-name="P1" svg:width="15.973cm" svg:height="8.98cm" svg:x="0.728cm" svg:y="0.187cm">
              <draw:object draw:notify-on-update-of-ranges="Лист1.B1:Лист1.B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>
            <draw:frame table:end-cell-address="Лист1.N195" table:end-x="0.085cm" table:end-y="0.053cm" draw:z-index="1" draw:style-name="gr1" draw:text-style-name="P1" svg:width="23.89cm" svg:height="9.006cm" svg:x="1.034cm" svg:y="0.08cm">
              <draw:object draw:notify-on-update-of-ranges="Лист1.B102:Лист1.B2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Лист1.M295" table:end-x="0.922cm" table:end-y="0.346cm" draw:z-index="2" draw:style-name="gr1" draw:text-style-name="P1" svg:width="22.134cm" svg:height="9.006cm" svg:x="1.369cm" svg:y="0.372cm">
              <draw:object draw:notify-on-update-of-ranges="Лист1.B203:Лист1.B30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>
            <draw:frame table:end-cell-address="Лист1.J401" table:end-x="1.451cm" table:end-y="0.452cm" draw:z-index="3" draw:style-name="gr1" draw:text-style-name="P1" svg:width="15.973cm" svg:height="9.006cm" svg:x="1.285cm" svg:y="0.027cm">
              <draw:object draw:notify-on-update-of-ranges="Лист1.B304:Лист1.B40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>
            <draw:frame table:end-cell-address="Лист1.J519" table:end-x="0.293cm" table:end-y="0.067cm" draw:z-index="4" draw:style-name="gr1" draw:text-style-name="P1" svg:width="15.999cm" svg:height="8.999cm" svg:x="0.101cm" svg:y="0.101cm">
              <draw:object draw:notify-on-update-of-ranges="Лист1.B404:Лист1.B50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4.12.2013</text:date>, <text:time>21:17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4T21:17:48.26</dc:date>
    <meta:document-statistic meta:table-count="1" meta:cell-count="505" meta:object-count="5"/>
    <meta:generator>OpenOffice.org/3.4$Win32 OpenOffice.org_project/340m1$Build-95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4cm" svg:height="8.981cm" xlink:href=".." xlink:type="simple" chart:class="chart:bar" chart:style-name="ch1">
        <chart:legend chart:legend-position="end" svg:x="13.579cm" svg:y="4.178cm" style:legend-expansion="high" chart:style-name="ch2"/>
        <chart:plot-area chart:style-name="ch3" table:cell-range-address="Лист1.B1:Лист1.B101" svg:x="0.769cm" svg:y="0.851cm" svg:width="12.172cm" svg:height="7.531cm">
          <chartooo:coordinate-region svg:x="1.576cm" svg:y="1.063cm" svg:width="11.25cm" svg:height="6.2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1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8">
                <text:p>738</text:p>
                <draw:g>
                  <svg:desc>Лист1.B1:Лист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91cm" svg:height="9.007cm" xlink:href=".." xlink:type="simple" chart:class="chart:bar" chart:style-name="ch1">
        <chart:legend chart:legend-position="end" svg:x="21.496cm" svg:y="4.191cm" style:legend-expansion="high" chart:style-name="ch2"/>
        <chart:plot-area chart:style-name="ch3" table:cell-range-address="Лист1.B102:Лист1.B202" svg:x="0.927cm" svg:y="0.855cm" svg:width="19.615cm" svg:height="7.552cm">
          <chartooo:coordinate-region svg:x="1.548cm" svg:y="1.067cm" svg:width="18.807cm" svg:height="6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02:Лист1.B202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102:Лист1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35cm" svg:height="9.007cm" xlink:href=".." xlink:type="simple" chart:class="chart:bar" chart:style-name="ch1">
        <chart:legend chart:legend-position="end" svg:x="19.74cm" svg:y="4.191cm" style:legend-expansion="high" chart:style-name="ch2"/>
        <chart:plot-area chart:style-name="ch3" table:cell-range-address="Лист1.B203:Лист1.B303" svg:x="0.892cm" svg:y="0.855cm" svg:width="17.964cm" svg:height="7.552cm">
          <chartooo:coordinate-region svg:x="1.513cm" svg:y="1.067cm" svg:width="17.148cm" svg:height="6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03:Лист1.B303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Лист1.B203:Лист1.B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4cm" svg:height="9.007cm" xlink:href=".." xlink:type="simple" chart:class="chart:bar" chart:style-name="ch1">
        <chart:legend chart:legend-position="end" svg:x="13.579cm" svg:y="4.191cm" style:legend-expansion="high" chart:style-name="ch2"/>
        <chart:plot-area chart:style-name="ch3" table:cell-range-address="Лист1.B304:Лист1.B404" svg:x="0.769cm" svg:y="0.855cm" svg:width="12.172cm" svg:height="7.552cm">
          <chartooo:coordinate-region svg:x="1.39cm" svg:y="1.067cm" svg:width="11.439cm" svg:height="6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304:Лист1.B404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Лист1.B304:Лист1.B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4.188cm" style:legend-expansion="high" chart:style-name="ch2"/>
        <chart:plot-area chart:style-name="ch3" table:cell-range-address="Лист1.B404:Лист1.B505" svg:x="0.77cm" svg:y="0.855cm" svg:width="12.195cm" svg:height="7.545cm">
          <chartooo:coordinate-region svg:x="1.577cm" svg:y="1.067cm" svg:width="11.38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404:Лист1.B505" chart:class="chart:bar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404:Лист1.B5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